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bdbe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  <style:style style:name="T14" style:family="text">
      <style:text-properties officeooo:rsid="000a2c5b"/>
    </style:style>
    <style:style style:name="T15" style:family="text">
      <style:text-properties officeooo:rsid="000ae250"/>
    </style:style>
    <style:style style:name="T16" style:family="text">
      <style:text-properties officeooo:rsid="000bd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6">6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4">Серьезность поддержки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5:42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40" meta:character-count="540"/>
  </office:meta>
</office:document-meta>
</file>